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HttpAuthenticator.authenticate( HttpServletRequest req , HttpServletResponse 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asicHttpAuthenticator.authorized( String authH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sicHttpAuthenticator.BasicHttpAuthenticator( String j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HttpAuthenticator.checkPassword( String userid ,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